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6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me back later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problem</text:p>
          </table:table-cell>
          <table:table-cell office:value-type="string">
            <text:p>Wynik meczu</text:p>
          </table:table-cell>
          <table:table-cell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segment trees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8">28.11.2024</text:date>, <text:time>22:01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1-28T22:01:16.88</dc:date>
    <dc:creator>Marek P3mar</dc:creator>
    <meta:editing-duration>PT1M34S</meta:editing-duration>
    <meta:editing-cycles>2</meta:editing-cycles>
    <meta:generator>OpenOffice/4.1.13$Win32 OpenOffice.org_project/4113m1$Build-9810</meta:generator>
    <meta:document-statistic meta:table-count="3" meta:cell-count="6" meta:object-count="0"/>
  </office:meta>
</office:document-meta>
</file>